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ultado</text:p>
          </table:table-cell>
          <table:table-cell table:formula="of:=HLOOKUP(999;[.A1:.D2];2;0)" office:value-type="string" office:string-value="" calcext:value-type="error">
            <text:p>#N/DIS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02:14:59.240280400</meta:creation-date>
    <dc:date>2026-01-29T02:24:52.981002400</dc:date>
    <meta:editing-duration>PT10M</meta:editing-duration>
    <meta:editing-cycles>2</meta:editing-cycles>
    <meta:generator>LibreOffice/25.8.4.2$Windows_X86_64 LibreOffice_project/290daaa01b999472f0c7a3890eb6a550fd74c6df</meta:generator>
    <meta:document-statistic meta:table-count="1" meta:cell-count="10" meta:object-count="0"/>
  </office:meta>
</office:document-meta>
</file>